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11" style:family="table-cell" style:parent-style-name="Default" style:data-style-name="N2">
      <style:text-properties style:font-name="Noto Sans Mono CJK JP" style:font-name-asian="Noto Sans Mono CJK JP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9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12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5" calcext:value-type="date">
            <text:p>2025-09-05</text:p>
          </table:table-cell>
          <table:table-cell office:value-type="float" office:value="43018.75" calcext:value-type="float">
            <text:p>43018.75</text:p>
          </table:table-cell>
          <table:table-cell office:value-type="float" office:value="3105.31" calcext:value-type="float">
            <text:p>3105.31</text:p>
          </table:table-cell>
          <table:table-cell office:value-type="float" office:value="40123.83" calcext:value-type="float">
            <text:p>4012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8" calcext:value-type="date">
            <text:p>2025-09-08</text:p>
          </table:table-cell>
          <table:table-cell office:value-type="float" office:value="43643.81" calcext:value-type="float">
            <text:p>43643.81</text:p>
          </table:table-cell>
          <table:table-cell office:value-type="float" office:value="3138.2" calcext:value-type="float">
            <text:p>3138.20</text:p>
          </table:table-cell>
          <table:table-cell office:value-type="float" office:value="40523.4" calcext:value-type="float">
            <text:p>40523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9" calcext:value-type="date">
            <text:p>2025-09-09</text:p>
          </table:table-cell>
          <table:table-cell office:value-type="float" office:value="43459.29" calcext:value-type="float">
            <text:p>43459.29</text:p>
          </table:table-cell>
          <table:table-cell office:value-type="float" office:value="3122.12" calcext:value-type="float">
            <text:p>3122.12</text:p>
          </table:table-cell>
          <table:table-cell office:value-type="float" office:value="40362.17" calcext:value-type="float">
            <text:p>40362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0" calcext:value-type="date">
            <text:p>2025-09-10</text:p>
          </table:table-cell>
          <table:table-cell office:value-type="float" office:value="43837.67" calcext:value-type="float">
            <text:p>43837.67</text:p>
          </table:table-cell>
          <table:table-cell office:value-type="float" office:value="3140.97" calcext:value-type="float">
            <text:p>3140.97</text:p>
          </table:table-cell>
          <table:table-cell office:value-type="float" office:value="40503.6" calcext:value-type="float">
            <text:p>4050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1" calcext:value-type="date">
            <text:p>2025-09-11</text:p>
          </table:table-cell>
          <table:table-cell office:value-type="float" office:value="44372.5" calcext:value-type="float">
            <text:p>44372.50</text:p>
          </table:table-cell>
          <table:table-cell office:value-type="float" office:value="3147.76" calcext:value-type="float">
            <text:p>3147.76</text:p>
          </table:table-cell>
          <table:table-cell office:value-type="float" office:value="40573.83" calcext:value-type="float">
            <text:p>4057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2" calcext:value-type="date">
            <text:p>2025-09-12</text:p>
          </table:table-cell>
          <table:table-cell office:value-type="float" office:value="44768.12" calcext:value-type="float">
            <text:p>44768.12</text:p>
          </table:table-cell>
          <table:table-cell office:value-type="float" office:value="3160.49" calcext:value-type="float">
            <text:p>3160.49</text:p>
          </table:table-cell>
          <table:table-cell office:value-type="float" office:value="40686.68" calcext:value-type="float">
            <text:p>40686.6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6" calcext:value-type="date">
            <text:p>2025-09-16</text:p>
          </table:table-cell>
          <table:table-cell office:value-type="float" office:value="44902.27" calcext:value-type="float">
            <text:p>44902.27</text:p>
          </table:table-cell>
          <table:table-cell office:value-type="float" office:value="3168.36" calcext:value-type="float">
            <text:p>3168.36</text:p>
          </table:table-cell>
          <table:table-cell office:value-type="float" office:value="40832.84" calcext:value-type="float">
            <text:p>40832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7" calcext:value-type="date">
            <text:p>2025-09-17</text:p>
          </table:table-cell>
          <table:table-cell office:value-type="float" office:value="44790.38" calcext:value-type="float">
            <text:p>44790.38</text:p>
          </table:table-cell>
          <table:table-cell office:value-type="float" office:value="3145.83" calcext:value-type="float">
            <text:p>3145.83</text:p>
          </table:table-cell>
          <table:table-cell office:value-type="float" office:value="40515.42" calcext:value-type="float">
            <text:p>40515.4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8" calcext:value-type="date">
            <text:p>2025-09-18</text:p>
          </table:table-cell>
          <table:table-cell office:value-type="float" office:value="45303.43" calcext:value-type="float">
            <text:p>45303.43</text:p>
          </table:table-cell>
          <table:table-cell office:value-type="float" office:value="3158.87" calcext:value-type="float">
            <text:p>3158.87</text:p>
          </table:table-cell>
          <table:table-cell office:value-type="float" office:value="40688.02" calcext:value-type="float">
            <text:p>40688.0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9" calcext:value-type="date">
            <text:p>2025-09-19</text:p>
          </table:table-cell>
          <table:table-cell office:value-type="float" office:value="45045.81" calcext:value-type="float">
            <text:p>45045.81</text:p>
          </table:table-cell>
          <table:table-cell office:value-type="float" office:value="3147.68" calcext:value-type="float">
            <text:p>3147.68</text:p>
          </table:table-cell>
          <table:table-cell office:value-type="float" office:value="40461.54" calcext:value-type="float">
            <text:p>40461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2" calcext:value-type="date">
            <text:p>2025-09-22</text:p>
          </table:table-cell>
          <table:table-cell office:value-type="float" office:value="45493.66" calcext:value-type="float">
            <text:p>45493.66</text:p>
          </table:table-cell>
          <table:table-cell office:value-type="float" office:value="3163.17" calcext:value-type="float">
            <text:p>3163.17</text:p>
          </table:table-cell>
          <table:table-cell office:value-type="float" office:value="40664.82" calcext:value-type="float">
            <text:p>40664.8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4" calcext:value-type="date">
            <text:p>2025-09-24</text:p>
          </table:table-cell>
          <table:table-cell office:value-type="float" office:value="45630.31" calcext:value-type="float">
            <text:p>45630.31</text:p>
          </table:table-cell>
          <table:table-cell office:value-type="float" office:value="3170.45" calcext:value-type="float">
            <text:p>3170.45</text:p>
          </table:table-cell>
          <table:table-cell office:value-type="float" office:value="40593.64" calcext:value-type="float">
            <text:p>40593.6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5" calcext:value-type="date">
            <text:p>2025-09-25</text:p>
          </table:table-cell>
          <table:table-cell office:value-type="float" office:value="45754.93" calcext:value-type="float">
            <text:p>45754.93</text:p>
          </table:table-cell>
          <table:table-cell office:value-type="float" office:value="3185.35" calcext:value-type="float">
            <text:p>3185.35</text:p>
          </table:table-cell>
          <table:table-cell office:value-type="float" office:value="40812.86" calcext:value-type="float">
            <text:p>40812.8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6" calcext:value-type="date">
            <text:p>2025-09-26</text:p>
          </table:table-cell>
          <table:table-cell office:value-type="float" office:value="45354.99" calcext:value-type="float">
            <text:p>45354.99</text:p>
          </table:table-cell>
          <table:table-cell office:value-type="float" office:value="3187.02" calcext:value-type="float">
            <text:p>3187.02</text:p>
          </table:table-cell>
          <table:table-cell office:value-type="float" office:value="40851.51" calcext:value-type="float">
            <text:p>4085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9" calcext:value-type="date">
            <text:p>2025-09-29</text:p>
          </table:table-cell>
          <table:table-cell office:value-type="float" office:value="45043.75" calcext:value-type="float">
            <text:p>45043.75</text:p>
          </table:table-cell>
          <table:table-cell office:value-type="float" office:value="3131.57" calcext:value-type="float">
            <text:p>3131.57</text:p>
          </table:table-cell>
          <table:table-cell office:value-type="float" office:value="40151.49" calcext:value-type="float">
            <text:p>40151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30" calcext:value-type="date">
            <text:p>2025-09-30</text:p>
          </table:table-cell>
          <table:table-cell office:value-type="float" office:value="44932.63" calcext:value-type="float">
            <text:p>44932.63</text:p>
          </table:table-cell>
          <table:table-cell office:value-type="float" office:value="3137.6" calcext:value-type="float">
            <text:p>3137.60</text:p>
          </table:table-cell>
          <table:table-cell office:value-type="float" office:value="40185.28" calcext:value-type="float">
            <text:p>40185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1" calcext:value-type="date">
            <text:p>2025-10-01</text:p>
          </table:table-cell>
          <table:table-cell office:value-type="float" office:value="44550.85" calcext:value-type="float">
            <text:p>44550.85</text:p>
          </table:table-cell>
          <table:table-cell office:value-type="float" office:value="3094.74" calcext:value-type="float">
            <text:p>3094.74</text:p>
          </table:table-cell>
          <table:table-cell office:value-type="float" office:value="39705.07" calcext:value-type="float">
            <text:p>39705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2" calcext:value-type="date">
            <text:p>2025-10-02</text:p>
          </table:table-cell>
          <table:table-cell office:value-type="float" office:value="44936.73" calcext:value-type="float">
            <text:p>44936.73</text:p>
          </table:table-cell>
          <table:table-cell office:value-type="float" office:value="3087.4" calcext:value-type="float">
            <text:p>3087.40</text:p>
          </table:table-cell>
          <table:table-cell office:value-type="float" office:value="39587.91" calcext:value-type="float">
            <text:p>39587.9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3" calcext:value-type="date">
            <text:p>2025-10-03</text:p>
          </table:table-cell>
          <table:table-cell office:value-type="float" office:value="45769.5" calcext:value-type="float">
            <text:p>45769.50</text:p>
          </table:table-cell>
          <table:table-cell office:value-type="float" office:value="3129.17" calcext:value-type="float">
            <text:p>3129.17</text:p>
          </table:table-cell>
          <table:table-cell office:value-type="float" office:value="39941.16" calcext:value-type="float">
            <text:p>39941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6" calcext:value-type="date">
            <text:p>2025-10-06</text:p>
          </table:table-cell>
          <table:table-cell office:value-type="float" office:value="47944.76" calcext:value-type="float">
            <text:p>47944.76</text:p>
          </table:table-cell>
          <table:table-cell office:value-type="float" office:value="3226.06" calcext:value-type="float">
            <text:p>3226.06</text:p>
          </table:table-cell>
          <table:table-cell office:value-type="float" office:value="40952.22" calcext:value-type="float">
            <text:p>40952.2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7" calcext:value-type="date">
            <text:p>2025-10-07</text:p>
          </table:table-cell>
          <table:table-cell office:value-type="float" office:value="47950.88" calcext:value-type="float">
            <text:p>47950.88</text:p>
          </table:table-cell>
          <table:table-cell office:value-type="float" office:value="3227.91" calcext:value-type="float">
            <text:p>3227.91</text:p>
          </table:table-cell>
          <table:table-cell office:value-type="float" office:value="40976.61" calcext:value-type="float">
            <text:p>40976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8" calcext:value-type="date">
            <text:p>2025-10-08</text:p>
          </table:table-cell>
          <table:table-cell office:value-type="float" office:value="47734.99" calcext:value-type="float">
            <text:p>47734.99</text:p>
          </table:table-cell>
          <table:table-cell office:value-type="float" office:value="3235.66" calcext:value-type="float">
            <text:p>3235.66</text:p>
          </table:table-cell>
          <table:table-cell office:value-type="float" office:value="41035.8" calcext:value-type="float">
            <text:p>41035.8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9" calcext:value-type="date">
            <text:p>2025-10-09</text:p>
          </table:table-cell>
          <table:table-cell office:value-type="float" office:value="48580.44" calcext:value-type="float">
            <text:p>48580.44</text:p>
          </table:table-cell>
          <table:table-cell office:value-type="float" office:value="3257.77" calcext:value-type="float">
            <text:p>3257.77</text:p>
          </table:table-cell>
          <table:table-cell office:value-type="float" office:value="41261.48" calcext:value-type="float">
            <text:p>41261.4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0" calcext:value-type="date">
            <text:p>2025-10-10</text:p>
          </table:table-cell>
          <table:table-cell office:value-type="float" office:value="48088.8" calcext:value-type="float">
            <text:p>48088.80</text:p>
          </table:table-cell>
          <table:table-cell office:value-type="float" office:value="3197.59" calcext:value-type="float">
            <text:p>3197.59</text:p>
          </table:table-cell>
          <table:table-cell office:value-type="float" office:value="40491.29" calcext:value-type="float">
            <text:p>40491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4" calcext:value-type="date">
            <text:p>2025-10-14</text:p>
          </table:table-cell>
          <table:table-cell office:value-type="float" office:value="46847.32" calcext:value-type="float">
            <text:p>46847.32</text:p>
          </table:table-cell>
          <table:table-cell office:value-type="float" office:value="3133.99" calcext:value-type="float">
            <text:p>3133.99</text:p>
          </table:table-cell>
          <table:table-cell office:value-type="float" office:value="39779.67" calcext:value-type="float">
            <text:p>39779.6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5" calcext:value-type="date">
            <text:p>2025-10-15</text:p>
          </table:table-cell>
          <table:table-cell office:value-type="float" office:value="47672.67" calcext:value-type="float">
            <text:p>47672.67</text:p>
          </table:table-cell>
          <table:table-cell office:value-type="float" office:value="3183.64" calcext:value-type="float">
            <text:p>3183.64</text:p>
          </table:table-cell>
          <table:table-cell office:value-type="float" office:value="40341.33" calcext:value-type="float">
            <text:p>40341.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6" calcext:value-type="date">
            <text:p>2025-10-16</text:p>
          </table:table-cell>
          <table:table-cell office:value-type="float" office:value="48277.74" calcext:value-type="float">
            <text:p>48277.74</text:p>
          </table:table-cell>
          <table:table-cell office:value-type="float" office:value="3203.42" calcext:value-type="float">
            <text:p>3203.42</text:p>
          </table:table-cell>
          <table:table-cell office:value-type="float" office:value="40499.61" calcext:value-type="float">
            <text:p>40499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7" calcext:value-type="date">
            <text:p>2025-10-17</text:p>
          </table:table-cell>
          <table:table-cell office:value-type="float" office:value="47582.15" calcext:value-type="float">
            <text:p>47582.15</text:p>
          </table:table-cell>
          <table:table-cell office:value-type="float" office:value="3170.44" calcext:value-type="float">
            <text:p>3170.44</text:p>
          </table:table-cell>
          <table:table-cell office:value-type="float" office:value="40138.33" calcext:value-type="float">
            <text:p>40138.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0" calcext:value-type="date">
            <text:p>2025-10-20</text:p>
          </table:table-cell>
          <table:table-cell office:value-type="float" office:value="49185.5" calcext:value-type="float">
            <text:p>49185.50</text:p>
          </table:table-cell>
          <table:table-cell office:value-type="float" office:value="3248.45" calcext:value-type="float">
            <text:p>3248.45</text:p>
          </table:table-cell>
          <table:table-cell office:value-type="float" office:value="40913.31" calcext:value-type="float">
            <text:p>40913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1" calcext:value-type="date">
            <text:p>2025-10-21</text:p>
          </table:table-cell>
          <table:table-cell office:value-type="float" office:value="49316.06" calcext:value-type="float">
            <text:p>49316.06</text:p>
          </table:table-cell>
          <table:table-cell office:value-type="float" office:value="3249.5" calcext:value-type="float">
            <text:p>3249.50</text:p>
          </table:table-cell>
          <table:table-cell office:value-type="float" office:value="40998.83" calcext:value-type="float">
            <text:p>40998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2" calcext:value-type="date">
            <text:p>2025-10-22</text:p>
          </table:table-cell>
          <table:table-cell office:value-type="float" office:value="49307.79" calcext:value-type="float">
            <text:p>49307.79</text:p>
          </table:table-cell>
          <table:table-cell office:value-type="float" office:value="3266.43" calcext:value-type="float">
            <text:p>3266.43</text:p>
          </table:table-cell>
          <table:table-cell office:value-type="float" office:value="41291.61" calcext:value-type="float">
            <text:p>41291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3" calcext:value-type="date">
            <text:p>2025-10-23</text:p>
          </table:table-cell>
          <table:table-cell table:style-name="Default" office:value-type="float" office:value="48641.61" calcext:value-type="float">
            <text:p>48641.61</text:p>
          </table:table-cell>
          <table:table-cell office:value-type="float" office:value="3253.78" calcext:value-type="float">
            <text:p>3253.78</text:p>
          </table:table-cell>
          <table:table-cell office:value-type="float" office:value="41220.16" calcext:value-type="float">
            <text:p>41220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4" calcext:value-type="date">
            <text:p>2025-10-24</text:p>
          </table:table-cell>
          <table:table-cell office:value-type="float" office:value="49299.65" calcext:value-type="float">
            <text:p>49299.65</text:p>
          </table:table-cell>
          <table:table-cell office:value-type="float" office:value="3269.45" calcext:value-type="float">
            <text:p>3269.45</text:p>
          </table:table-cell>
          <table:table-cell office:value-type="float" office:value="41405.64" calcext:value-type="float">
            <text:p>41405.6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7" calcext:value-type="date">
            <text:p>2025-10-27</text:p>
          </table:table-cell>
          <table:table-cell office:value-type="float" office:value="50512.32" calcext:value-type="float">
            <text:p>50512.32</text:p>
          </table:table-cell>
          <table:table-cell office:value-type="float" office:value="3325.05" calcext:value-type="float">
            <text:p>3325.05</text:p>
          </table:table-cell>
          <table:table-cell office:value-type="float" office:value="41964.44" calcext:value-type="float">
            <text:p>41964.4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8" calcext:value-type="date">
            <text:p>2025-10-28</text:p>
          </table:table-cell>
          <table:table-cell office:value-type="float" office:value="50219.18" calcext:value-type="float">
            <text:p>50219.18</text:p>
          </table:table-cell>
          <table:table-cell office:value-type="float" office:value="3285.87" calcext:value-type="float">
            <text:p>3285.87</text:p>
          </table:table-cell>
          <table:table-cell office:value-type="float" office:value="41340" calcext:value-type="float">
            <text:p>41340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9" calcext:value-type="date">
            <text:p>2025-10-29</text:p>
          </table:table-cell>
          <table:table-cell office:value-type="float" office:value="51307.65" calcext:value-type="float">
            <text:p>51307.65</text:p>
          </table:table-cell>
          <table:table-cell office:value-type="float" office:value="3278.24" calcext:value-type="float">
            <text:p>3278.24</text:p>
          </table:table-cell>
          <table:table-cell office:value-type="float" office:value="41053.65" calcext:value-type="float">
            <text:p>41053.6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30" calcext:value-type="date">
            <text:p>2025-10-30</text:p>
          </table:table-cell>
          <table:table-cell office:value-type="float" office:value="51325.61" calcext:value-type="float">
            <text:p>51325.61</text:p>
          </table:table-cell>
          <table:table-cell office:value-type="float" office:value="3300.79" calcext:value-type="float">
            <text:p>3300.79</text:p>
          </table:table-cell>
          <table:table-cell office:value-type="float" office:value="41405.74" calcext:value-type="float">
            <text:p>41405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31" calcext:value-type="date">
            <text:p>2025-10-31</text:p>
          </table:table-cell>
          <table:table-cell office:value-type="float" office:value="52411.34" calcext:value-type="float">
            <text:p>52411.34</text:p>
          </table:table-cell>
          <table:table-cell office:value-type="float" office:value="3331.83" calcext:value-type="float">
            <text:p>3331.83</text:p>
          </table:table-cell>
          <table:table-cell office:value-type="float" office:value="41729.99" calcext:value-type="float">
            <text:p>41729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04" calcext:value-type="date">
            <text:p>2025-11-04</text:p>
          </table:table-cell>
          <table:table-cell office:value-type="float" office:value="51497.2" calcext:value-type="float">
            <text:p>51497.20</text:p>
          </table:table-cell>
          <table:table-cell office:value-type="float" office:value="3310.14" calcext:value-type="float">
            <text:p>3310.14</text:p>
          </table:table-cell>
          <table:table-cell office:value-type="float" office:value="41680" calcext:value-type="float">
            <text:p>41680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05" calcext:value-type="date">
            <text:p>2025-11-05</text:p>
          </table:table-cell>
          <table:table-cell office:value-type="float" office:value="50212.27" calcext:value-type="float">
            <text:p>50212.27</text:p>
          </table:table-cell>
          <table:table-cell office:value-type="float" office:value="3268.29" calcext:value-type="float">
            <text:p>3268.29</text:p>
          </table:table-cell>
          <table:table-cell office:value-type="float" office:value="41265.36" calcext:value-type="float">
            <text:p>41265.3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06" calcext:value-type="date">
            <text:p>2025-11-06</text:p>
          </table:table-cell>
          <table:table-cell office:value-type="float" office:value="50883.68" calcext:value-type="float">
            <text:p>50883.68</text:p>
          </table:table-cell>
          <table:table-cell office:value-type="float" office:value="3313.45" calcext:value-type="float">
            <text:p>3313.45</text:p>
          </table:table-cell>
          <table:table-cell office:value-type="float" office:value="41583.95" calcext:value-type="float">
            <text:p>41583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07" calcext:value-type="date">
            <text:p>2025-11-07</text:p>
          </table:table-cell>
          <table:table-cell office:value-type="float" office:value="50276.37" calcext:value-type="float">
            <text:p>50276.37</text:p>
          </table:table-cell>
          <table:table-cell office:value-type="float" office:value="3298.85" calcext:value-type="float">
            <text:p>3298.85</text:p>
          </table:table-cell>
          <table:table-cell office:value-type="float" office:value="41488.92" calcext:value-type="float">
            <text:p>41488.9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0" calcext:value-type="date">
            <text:p>2025-11-10</text:p>
          </table:table-cell>
          <table:table-cell office:value-type="float" office:value="50911.76" calcext:value-type="float">
            <text:p>50911.76</text:p>
          </table:table-cell>
          <table:table-cell office:value-type="float" office:value="3317.42" calcext:value-type="float">
            <text:p>3317.42</text:p>
          </table:table-cell>
          <table:table-cell office:value-type="float" office:value="41849.96" calcext:value-type="float">
            <text:p>41849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1" calcext:value-type="date">
            <text:p>2025-11-11</text:p>
          </table:table-cell>
          <table:table-cell office:value-type="float" office:value="50842.93" calcext:value-type="float">
            <text:p>50842.93</text:p>
          </table:table-cell>
          <table:table-cell office:value-type="float" office:value="3321.58" calcext:value-type="float">
            <text:p>3321.58</text:p>
          </table:table-cell>
          <table:table-cell office:value-type="float" office:value="41741.02" calcext:value-type="float">
            <text:p>41741.0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2" calcext:value-type="date">
            <text:p>2025-11-12</text:p>
          </table:table-cell>
          <table:table-cell office:value-type="float" office:value="51063.31" calcext:value-type="float">
            <text:p>51063.31</text:p>
          </table:table-cell>
          <table:table-cell office:value-type="float" office:value="3359.33" calcext:value-type="float">
            <text:p>3359.33</text:p>
          </table:table-cell>
          <table:table-cell office:value-type="float" office:value="42140.99" calcext:value-type="float">
            <text:p>42140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3" calcext:value-type="date">
            <text:p>2025-11-13</text:p>
          </table:table-cell>
          <table:table-cell office:value-type="float" office:value="51281.83" calcext:value-type="float">
            <text:p>51281.83</text:p>
          </table:table-cell>
          <table:table-cell office:value-type="float" office:value="3381.72" calcext:value-type="float">
            <text:p>3381.72</text:p>
          </table:table-cell>
          <table:table-cell office:value-type="float" office:value="42526.35" calcext:value-type="float">
            <text:p>42526.3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4" calcext:value-type="date">
            <text:p>2025-11-14</text:p>
          </table:table-cell>
          <table:table-cell office:value-type="float" office:value="50376.53" calcext:value-type="float">
            <text:p>50376.53</text:p>
          </table:table-cell>
          <table:table-cell office:value-type="float" office:value="3359.81" calcext:value-type="float">
            <text:p>3359.81</text:p>
          </table:table-cell>
          <table:table-cell office:value-type="float" office:value="42469.77" calcext:value-type="float">
            <text:p>42469.7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7" calcext:value-type="date">
            <text:p>2025-11-17</text:p>
          </table:table-cell>
          <table:table-cell office:value-type="float" office:value="50323.91" calcext:value-type="float">
            <text:p>50323.91</text:p>
          </table:table-cell>
          <table:table-cell office:value-type="float" office:value="3347.53" calcext:value-type="float">
            <text:p>3347.53</text:p>
          </table:table-cell>
          <table:table-cell office:value-type="float" office:value="42323.87" calcext:value-type="float">
            <text:p>42323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8" calcext:value-type="date">
            <text:p>2025-11-18</text:p>
          </table:table-cell>
          <table:table-cell office:value-type="float" office:value="48702.98" calcext:value-type="float">
            <text:p>48702.98</text:p>
          </table:table-cell>
          <table:table-cell office:value-type="float" office:value="3251.1" calcext:value-type="float">
            <text:p>3251.10</text:p>
          </table:table-cell>
          <table:table-cell office:value-type="float" office:value="41267.14" calcext:value-type="float">
            <text:p>41267.1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19" calcext:value-type="date">
            <text:p>2025-11-19</text:p>
          </table:table-cell>
          <table:table-cell office:value-type="float" office:value="48537.7" calcext:value-type="float">
            <text:p>48537.70</text:p>
          </table:table-cell>
          <table:table-cell office:value-type="float" office:value="3245.58" calcext:value-type="float">
            <text:p>3245.58</text:p>
          </table:table-cell>
          <table:table-cell office:value-type="float" office:value="41252.24" calcext:value-type="float">
            <text:p>41252.2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20" calcext:value-type="date">
            <text:p>2025-11-20</text:p>
          </table:table-cell>
          <table:table-cell office:value-type="float" office:value="49823.94" calcext:value-type="float">
            <text:p>49823.94</text:p>
          </table:table-cell>
          <table:table-cell office:value-type="float" office:value="3299.57" calcext:value-type="float">
            <text:p>3299.57</text:p>
          </table:table-cell>
          <table:table-cell office:value-type="float" office:value="41803.35" calcext:value-type="float">
            <text:p>41803.3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21" calcext:value-type="date">
            <text:p>2025-11-21</text:p>
          </table:table-cell>
          <table:table-cell office:value-type="float" office:value="48625.88" calcext:value-type="float">
            <text:p>48625.88</text:p>
          </table:table-cell>
          <table:table-cell office:value-type="float" office:value="3297.73" calcext:value-type="float">
            <text:p>3297.73</text:p>
          </table:table-cell>
          <table:table-cell office:value-type="float" office:value="41959.46" calcext:value-type="float">
            <text:p>41959.4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25" calcext:value-type="date">
            <text:p>2025-11-25</text:p>
          </table:table-cell>
          <table:table-cell office:value-type="float" office:value="48659.52" calcext:value-type="float">
            <text:p>48659.52</text:p>
          </table:table-cell>
          <table:table-cell office:value-type="float" office:value="3290.89" calcext:value-type="float">
            <text:p>3290.89</text:p>
          </table:table-cell>
          <table:table-cell office:value-type="float" office:value="41980.9" calcext:value-type="float">
            <text:p>41980.9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26" calcext:value-type="date">
            <text:p>2025-11-26</text:p>
          </table:table-cell>
          <table:table-cell office:value-type="float" office:value="49559.07" calcext:value-type="float">
            <text:p>49559.07</text:p>
          </table:table-cell>
          <table:table-cell office:value-type="float" office:value="3355.5" calcext:value-type="float">
            <text:p>3355.50</text:p>
          </table:table-cell>
          <table:table-cell office:value-type="float" office:value="42708.3" calcext:value-type="float">
            <text:p>42708.3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27" calcext:value-type="date">
            <text:p>2025-11-27</text:p>
          </table:table-cell>
          <table:table-cell office:value-type="float" office:value="50167.1" calcext:value-type="float">
            <text:p>50167.10</text:p>
          </table:table-cell>
          <table:table-cell office:value-type="float" office:value="3368.57" calcext:value-type="float">
            <text:p>3368.57</text:p>
          </table:table-cell>
          <table:table-cell office:value-type="float" office:value="42868.07" calcext:value-type="float">
            <text:p>42868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1-28" calcext:value-type="date">
            <text:p>2025-11-28</text:p>
          </table:table-cell>
          <table:table-cell office:value-type="float" office:value="50253.91" calcext:value-type="float">
            <text:p>50253.91</text:p>
          </table:table-cell>
          <table:table-cell office:value-type="float" office:value="3378.44" calcext:value-type="float">
            <text:p>3378.44</text:p>
          </table:table-cell>
          <table:table-cell office:value-type="float" office:value="42988.5" calcext:value-type="float">
            <text:p>42988.5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2-01" calcext:value-type="date">
            <text:p>2025-12-01</text:p>
          </table:table-cell>
          <table:table-cell office:value-type="float" office:value="49303.28" calcext:value-type="float">
            <text:p>49303.28</text:p>
          </table:table-cell>
          <table:table-cell office:value-type="float" office:value="3338.33" calcext:value-type="float">
            <text:p>3338.33</text:p>
          </table:table-cell>
          <table:table-cell office:value-type="float" office:value="42477.32" calcext:value-type="float">
            <text:p>42477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2-02" calcext:value-type="date">
            <text:p>2025-12-02</text:p>
          </table:table-cell>
          <table:table-cell office:value-type="float" office:value="49303.45" calcext:value-type="float">
            <text:p>49303.45</text:p>
          </table:table-cell>
          <table:table-cell office:value-type="float" office:value="3341.06" calcext:value-type="float">
            <text:p>3341.06</text:p>
          </table:table-cell>
          <table:table-cell office:value-type="float" office:value="42483.78" calcext:value-type="float">
            <text:p>42483.7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2-03" calcext:value-type="date">
            <text:p>2025-12-03</text:p>
          </table:table-cell>
          <table:table-cell office:value-type="float" office:value="49864.68" calcext:value-type="float">
            <text:p>49864.68</text:p>
          </table:table-cell>
          <table:table-cell office:value-type="float" office:value="3334.32" calcext:value-type="float">
            <text:p>3334.32</text:p>
          </table:table-cell>
          <table:table-cell office:value-type="float" office:value="42422.24" calcext:value-type="float">
            <text:p>42422.2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2-04" calcext:value-type="date">
            <text:p>2025-12-04</text:p>
          </table:table-cell>
          <table:table-cell office:value-type="float" office:value="51028.42" calcext:value-type="float">
            <text:p>51028.42</text:p>
          </table:table-cell>
          <table:table-cell office:value-type="float" office:value="3398.21" calcext:value-type="float">
            <text:p>3398.21</text:p>
          </table:table-cell>
          <table:table-cell office:value-type="float" office:value="43027.57" calcext:value-type="float">
            <text:p>43027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2-05" calcext:value-type="date">
            <text:p>2025-12-05</text:p>
          </table:table-cell>
          <table:table-cell office:value-type="float" office:value="50491.87" calcext:value-type="float">
            <text:p>50491.87</text:p>
          </table:table-cell>
          <table:table-cell office:value-type="float" office:value="3362.56" calcext:value-type="float">
            <text:p>3362.56</text:p>
          </table:table-cell>
          <table:table-cell office:value-type="float" office:value="42576.57" calcext:value-type="float">
            <text:p>42576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2-08" calcext:value-type="date">
            <text:p>2025-12-08</text:p>
          </table:table-cell>
          <table:table-cell office:value-type="float" office:value="50581.94" calcext:value-type="float">
            <text:p>50581.94</text:p>
          </table:table-cell>
          <table:table-cell office:value-type="float" office:value="3384.31" calcext:value-type="float">
            <text:p>3384.31</text:p>
          </table:table-cell>
          <table:table-cell office:value-type="float" office:value="42995.24" calcext:value-type="float">
            <text:p>42995.2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2-09" calcext:value-type="date">
            <text:p>2025-12-09</text:p>
          </table:table-cell>
          <table:table-cell office:value-type="float" office:value="50655.1" calcext:value-type="float">
            <text:p>50655.10</text:p>
          </table:table-cell>
          <table:table-cell office:value-type="float" office:value="3384.92" calcext:value-type="float">
            <text:p>3384.92</text:p>
          </table:table-cell>
          <table:table-cell office:value-type="float" office:value="43019.23" calcext:value-type="float">
            <text:p>4301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2-10" calcext:value-type="date">
            <text:p>2025-12-10</text:p>
          </table:table-cell>
          <table:table-cell office:value-type="float" office:value="50602.8" calcext:value-type="float">
            <text:p>50602.80</text:p>
          </table:table-cell>
          <table:table-cell office:value-type="float" office:value="3389.02" calcext:value-type="float">
            <text:p>3389.02</text:p>
          </table:table-cell>
          <table:table-cell office:value-type="float" office:value="43198.15" calcext:value-type="float">
            <text:p>43198.1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2-11" calcext:value-type="date">
            <text:p>2025-12-11</text:p>
          </table:table-cell>
          <table:table-cell office:value-type="float" office:value="50148.82" calcext:value-type="float">
            <text:p>50148.82</text:p>
          </table:table-cell>
          <table:table-cell office:value-type="float" office:value="3357.24" calcext:value-type="float">
            <text:p>3357.24</text:p>
          </table:table-cell>
          <table:table-cell office:value-type="float" office:value="42781.47" calcext:value-type="float">
            <text:p>42781.4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2-12" calcext:value-type="date">
            <text:p>2025-12-12</text:p>
          </table:table-cell>
          <table:table-cell office:value-type="float" office:value="50836.55" calcext:value-type="float">
            <text:p>50836.55</text:p>
          </table:table-cell>
          <table:table-cell office:value-type="float" office:value="3423.83" calcext:value-type="float">
            <text:p>3423.83</text:p>
          </table:table-cell>
          <table:table-cell office:value-type="float" office:value="43477.67" calcext:value-type="float">
            <text:p>43477.6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2-15" calcext:value-type="date">
            <text:p>2025-12-15</text:p>
          </table:table-cell>
          <table:table-cell office:value-type="float" office:value="50168.11" calcext:value-type="float">
            <text:p>50168.11</text:p>
          </table:table-cell>
          <table:table-cell office:value-type="float" office:value="3431.47" calcext:value-type="float">
            <text:p>3431.47</text:p>
          </table:table-cell>
          <table:table-cell office:value-type="float" office:value="43576.62" calcext:value-type="float">
            <text:p>43576.6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2-16" calcext:value-type="date">
            <text:p>2025-12-16</text:p>
          </table:table-cell>
          <table:table-cell office:value-type="float" office:value="49383.29" calcext:value-type="float">
            <text:p>49383.29</text:p>
          </table:table-cell>
          <table:table-cell office:value-type="float" office:value="3370.5" calcext:value-type="float">
            <text:p>3370.50</text:p>
          </table:table-cell>
          <table:table-cell office:value-type="float" office:value="42905.4" calcext:value-type="float">
            <text:p>42905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2-17" calcext:value-type="date">
            <text:p>2025-12-17</text:p>
          </table:table-cell>
          <table:table-cell office:value-type="float" office:value="49512.28" calcext:value-type="float">
            <text:p>49512.28</text:p>
          </table:table-cell>
          <table:table-cell office:value-type="float" office:value="3369.39" calcext:value-type="float">
            <text:p>3369.39</text:p>
          </table:table-cell>
          <table:table-cell office:value-type="float" office:value="42845.87" calcext:value-type="float">
            <text:p>42845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2-18" calcext:value-type="date">
            <text:p>2025-12-18</text:p>
          </table:table-cell>
          <table:table-cell office:value-type="float" office:value="49001.5" calcext:value-type="float">
            <text:p>49001.50</text:p>
          </table:table-cell>
          <table:table-cell office:value-type="float" office:value="3356.89" calcext:value-type="float">
            <text:p>3356.89</text:p>
          </table:table-cell>
          <table:table-cell office:value-type="float" office:value="42818.82" calcext:value-type="float">
            <text:p>42818.8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2-19" calcext:value-type="date">
            <text:p>2025-12-19</text:p>
          </table:table-cell>
          <table:table-cell office:value-type="float" office:value="49507.21" calcext:value-type="float">
            <text:p>49507.21</text:p>
          </table:table-cell>
          <table:table-cell office:value-type="float" office:value="3383.66" calcext:value-type="float">
            <text:p>3383.66</text:p>
          </table:table-cell>
          <table:table-cell office:value-type="float" office:value="43086.17" calcext:value-type="float">
            <text:p>43086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2-22" calcext:value-type="date">
            <text:p>2025-12-22</text:p>
          </table:table-cell>
          <table:table-cell office:value-type="float" office:value="50402.39" calcext:value-type="float">
            <text:p>50402.39</text:p>
          </table:table-cell>
          <table:table-cell office:value-type="float" office:value="3405.17" calcext:value-type="float">
            <text:p>3405.17</text:p>
          </table:table-cell>
          <table:table-cell office:value-type="float" office:value="43271.11" calcext:value-type="float">
            <text:p>43271.1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2-23" calcext:value-type="date">
            <text:p>2025-12-23</text:p>
          </table:table-cell>
          <table:table-cell office:value-type="float" office:value="50412.87" calcext:value-type="float">
            <text:p>50412.87</text:p>
          </table:table-cell>
          <table:table-cell office:value-type="float" office:value="3423.25" calcext:value-type="float">
            <text:p>3423.25</text:p>
          </table:table-cell>
          <table:table-cell office:value-type="float" office:value="43486.08" calcext:value-type="float">
            <text:p>43486.0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2-24" calcext:value-type="date">
            <text:p>2025-12-24</text:p>
          </table:table-cell>
          <table:table-cell office:value-type="float" office:value="50344.1" calcext:value-type="float">
            <text:p>50344.10</text:p>
          </table:table-cell>
          <table:table-cell office:value-type="float" office:value="3407.37" calcext:value-type="float">
            <text:p>3407.37</text:p>
          </table:table-cell>
          <table:table-cell office:value-type="float" office:value="43391.64" calcext:value-type="float">
            <text:p>43391.6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2-25" calcext:value-type="date">
            <text:p>2025-12-25</text:p>
          </table:table-cell>
          <table:table-cell office:value-type="float" office:value="50407.79" calcext:value-type="float">
            <text:p>50407.79</text:p>
          </table:table-cell>
          <table:table-cell office:value-type="float" office:value="3417.98" calcext:value-type="float">
            <text:p>3417.98</text:p>
          </table:table-cell>
          <table:table-cell office:value-type="float" office:value="43543.69" calcext:value-type="float">
            <text:p>43543.6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2-26" calcext:value-type="date">
            <text:p>2025-12-26</text:p>
          </table:table-cell>
          <table:table-cell office:value-type="float" office:value="50750.39" calcext:value-type="float">
            <text:p>50750.39</text:p>
          </table:table-cell>
          <table:table-cell office:value-type="float" office:value="3423.06" calcext:value-type="float">
            <text:p>3423.06</text:p>
          </table:table-cell>
          <table:table-cell office:value-type="float" office:value="43557.22" calcext:value-type="float">
            <text:p>43557.22</text:p>
          </table:table-cell>
          <table:table-cell table:style-name="ce9" table:number-columns-repeated="16380"/>
        </table:table-row>
        <table:table-row table:style-name="ro2" table:number-rows-repeated="1048384">
          <table:table-cell table:number-columns-repeated="4"/>
          <table:table-cell table:style-name="ce9" table:number-columns-repeated="16380"/>
        </table:table-row>
        <table:table-row table:style-name="ro2">
          <table:table-cell table:number-columns-repeated="4"/>
          <table:table-cell table:style-name="ce9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6">0000/00/00</text:date>, <text:time style:data-style-name="N2" text:time-value="17:04:58.16181155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8.4.2$Linux_X86_64 LibreOffice_project/580$Build-2</meta:generator>
    <dc:date>2025-12-26T17:11:11.073285834</dc:date>
    <meta:editing-duration>P1DT12H15M6S</meta:editing-duration>
    <meta:editing-cycles>426</meta:editing-cycles>
    <meta:document-statistic meta:table-count="1" meta:cell-count="764" meta:object-count="0"/>
  </office:meta>
</office:document-meta>
</file>